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1.27cm" fo:margin-right="0cm" fo:text-indent="-0.635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paragraph-rsid="001f753e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rsid="0020e97d" officeooo:paragraph-rsid="0066abe9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rsid="0020e97d" officeooo:paragraph-rsid="00693edb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officeooo:rsid="0033ccda" officeooo:paragraph-rsid="0033ccda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paragraph-rsid="0066abe9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officeooo:paragraph-rsid="00693edb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1f753e" officeooo:paragraph-rsid="0066abe9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1f753e" officeooo:paragraph-rsid="00693edb" style:font-name-asian="Times New Roman1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20e97d" officeooo:paragraph-rsid="0066abe9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20e97d" officeooo:paragraph-rsid="00693edb" style:font-name-asian="Times New Roman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style:text-underline-style="solid" style:text-underline-width="auto" style:text-underline-color="font-color" fo:font-weight="bold" officeooo:rsid="0033ccda" officeooo:paragraph-rsid="0033ccda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6c0652" officeooo:paragraph-rsid="006c0652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style:text-underline-style="none" fo:font-weight="normal" officeooo:rsid="0020e97d" officeooo:paragraph-rsid="006c0652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7b0f" officeooo:paragraph-rsid="00337b0f" style:text-blinking="false" fo:background-color="transparent" style:font-name-asian="Times New Roman1" style:font-size-asian="12pt" style:font-name-complex="Times New Roman1" style:font-size-complex="12pt"/>
    </style:style>
    <style:style style:name="P20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3ba05d" style:text-blinking="false" fo:background-color="transparent"/>
    </style:style>
    <style:style style:name="P22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9cd7a" officeooo:paragraph-rsid="0029cd7a" style:text-blinking="false" fo:background-color="transparent"/>
    </style:style>
    <style:style style:name="P24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9cd7a" officeooo:paragraph-rsid="00517f50" style:text-blinking="false" fo:background-color="transparent"/>
    </style:style>
    <style:style style:name="P25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bb39b" officeooo:paragraph-rsid="002bb39b" style:text-blinking="false" fo:background-color="transparent"/>
    </style:style>
    <style:style style:name="P26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ccda" officeooo:paragraph-rsid="0033ccda" style:text-blinking="false" fo:background-color="transparent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ba05d" officeooo:paragraph-rsid="003ba05d" style:text-blinking="false" fo:background-color="transparent"/>
    </style:style>
    <style:style style:name="P28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7af866" officeooo:paragraph-rsid="007af866" style:text-blinking="false" fo:background-color="transparent"/>
    </style:style>
    <style:style style:name="P29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8d63cb" officeooo:paragraph-rsid="008d63cb" style:text-blinking="false" fo:background-color="transparent"/>
    </style:style>
    <style:style style:name="P30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29cd7a" officeooo:paragraph-rsid="0029cd7a" style:text-blinking="false" fo:background-color="transparent" style:font-weight-asian="bold" style:font-weight-complex="bold"/>
    </style:style>
    <style:style style:name="P31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2bb39b" officeooo:paragraph-rsid="002bb39b" style:text-blinking="false" fo:background-color="transparent" style:font-weight-asian="bold" style:font-weight-complex="bold"/>
    </style:style>
    <style:style style:name="P32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officeooo:paragraph-rsid="003ba05d"/>
    </style:style>
    <style:style style:name="P33" style:family="paragraph" style:parent-style-name="Standard" style:list-style-name="WWNum1" style:master-page-name="Standard">
      <style:paragraph-properties fo:margin-left="1.27cm" fo:margin-right="0cm" fo:text-indent="-0.635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2pt" officeooo:rsid="001f2f2f" officeooo:paragraph-rsid="001f2f2f" style:font-name-asian="Times New Roman1" style:font-size-asian="12pt" style:font-name-complex="Times New Roman1" style:font-size-complex="12pt"/>
    </style:style>
    <style:style style:name="P36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2pt" style:text-underline-style="solid" style:text-underline-width="auto" style:text-underline-color="font-color" fo:font-weight="bold" officeooo:rsid="001f2f2f" officeooo:paragraph-rsid="001f2f2f" style:font-name-asian="Times New Roman1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39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0e97d" officeooo:paragraph-rsid="0020e97d" style:text-blinking="false" fo:background-color="transparent" style:font-name-asian="Times New Roman1" style:font-size-asian="12pt" style:font-name-complex="Times New Roman1" style:font-size-complex="12pt"/>
    </style:style>
    <style:style style:name="P40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264626" officeooo:paragraph-rsid="00264626" style:text-blinking="false" fo:background-color="transparent" style:font-name-asian="Times New Roman1" style:font-size-asian="12pt" style:font-name-complex="Times New Roman1" style:font-size-complex="12pt"/>
    </style:style>
    <style:style style:name="P41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7b0f" officeooo:paragraph-rsid="00337b0f" style:text-blinking="false" fo:background-color="transparent" style:font-name-asian="Times New Roman1" style:font-size-asian="12pt" style:font-name-complex="Times New Roman1" style:font-size-complex="12pt"/>
    </style:style>
    <style:style style:name="P42" style:family="paragraph" style:parent-style-name="Text_20_body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WWNum1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3ba05d" style:text-blinking="false" fo:background-color="transparent"/>
    </style:style>
    <style:style style:name="P44" style:family="paragraph" style:parent-style-name="Text_20_body" style:list-style-name="WWNum1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517f50" style:text-blinking="false" fo:background-color="transparent"/>
    </style:style>
    <style:style style:name="P4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3ba05d" style:text-blinking="false" fo:background-color="transparent"/>
    </style:style>
    <style:style style:name="P47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3ccda" officeooo:paragraph-rsid="0033ccda" style:text-blinking="false" fo:background-color="transparent"/>
    </style:style>
    <style:style style:name="P48" style:family="paragraph" style:parent-style-name="Text_20_body" style:list-style-name="WWNum1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517f50" officeooo:paragraph-rsid="00517f50" style:text-blinking="false" fo:background-color="transparent"/>
    </style:style>
    <style:style style:name="P49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974fff" officeooo:paragraph-rsid="00974fff" style:text-blinking="false" fo:background-color="transparent"/>
    </style:style>
    <style:style style:name="P50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974fff" officeooo:paragraph-rsid="00a8cc05" style:text-blinking="false" fo:background-color="transparent"/>
    </style:style>
    <style:style style:name="P51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974fff" officeooo:paragraph-rsid="00aca03f" style:text-blinking="false" fo:background-color="transparent"/>
    </style:style>
    <style:style style:name="P52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a0fb5e" officeooo:paragraph-rsid="00a0fb5e" style:text-blinking="false" fo:background-color="transparent"/>
    </style:style>
    <style:style style:name="P53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51a6e5" officeooo:paragraph-rsid="0051a6e5" style:text-blinking="false" fo:background-color="transparent"/>
    </style:style>
    <style:style style:name="P54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ba05d" officeooo:paragraph-rsid="0051a6e5" style:text-blinking="false" fo:background-color="transparent"/>
    </style:style>
    <style:style style:name="P5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ba05d" officeooo:paragraph-rsid="003ba05d" style:text-blinking="false" fo:background-color="transparent"/>
    </style:style>
    <style:style style:name="P56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ba05d" officeooo:paragraph-rsid="0082092f" style:text-blinking="false" fo:background-color="transparent"/>
    </style:style>
    <style:style style:name="P57" style:family="paragraph" style:parent-style-name="Text_20_body" style:list-style-name="WWNum1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3ba05d" officeooo:paragraph-rsid="0082092f" style:text-blinking="false" fo:background-color="transparent"/>
    </style:style>
    <style:style style:name="P58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53460e" officeooo:paragraph-rsid="0053460e" style:text-blinking="false" fo:background-color="transparent"/>
    </style:style>
    <style:style style:name="P59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54f6f3" officeooo:paragraph-rsid="0054f6f3" style:text-blinking="false" fo:background-color="transparent"/>
    </style:style>
    <style:style style:name="P60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5f0f5b" officeooo:paragraph-rsid="005f0f5b" style:text-blinking="false" fo:background-color="transparent"/>
    </style:style>
    <style:style style:name="P61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934f88" officeooo:paragraph-rsid="00934f88" style:text-blinking="false" fo:background-color="transparent"/>
    </style:style>
    <style:style style:name="P62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7af866" officeooo:paragraph-rsid="007af866" style:text-blinking="false" fo:background-color="transparent"/>
    </style:style>
    <style:style style:name="P63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7fe037" officeooo:paragraph-rsid="007fe037" style:text-blinking="false" fo:background-color="transparent"/>
    </style:style>
    <style:style style:name="P64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82092f" officeooo:paragraph-rsid="0082092f" style:text-blinking="false" fo:background-color="transparent"/>
    </style:style>
    <style:style style:name="P6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8710e9" officeooo:paragraph-rsid="008710e9" style:text-blinking="false" fo:background-color="transparent"/>
    </style:style>
    <style:style style:name="P66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paragraph-rsid="00c2971c" style:text-blinking="false" fo:background-color="transparent"/>
    </style:style>
    <style:style style:name="P67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bff28d" officeooo:paragraph-rsid="003ba05d" style:text-blinking="false" fo:background-color="transparent"/>
    </style:style>
    <style:style style:name="P68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bff28d" officeooo:paragraph-rsid="00bff28d" style:text-blinking="false" fo:background-color="transparent"/>
    </style:style>
    <style:style style:name="P69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bff28d" officeooo:paragraph-rsid="00c2971c" style:text-blinking="false" fo:background-color="transparent"/>
    </style:style>
    <style:style style:name="P70" style:family="paragraph" style:parent-style-name="Text_20_body" style:list-style-name="WWNum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bff28d" officeooo:paragraph-rsid="00c2971c" style:text-blinking="false" fo:background-color="transparent"/>
    </style:style>
    <style:style style:name="P71" style:family="paragraph" style:parent-style-name="Text_20_body" style:list-style-name="WWNum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c41dfb" officeooo:paragraph-rsid="00c41dfb" style:text-blinking="false" fo:background-color="transparent"/>
    </style:style>
    <style:style style:name="P72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20e97d" officeooo:paragraph-rsid="0020e97d" style:text-blinking="false" fo:background-color="transparent" style:font-name-asian="Times New Roman1" style:font-size-asian="12pt" style:font-weight-asian="bold" style:font-name-complex="Times New Roman1" style:font-size-complex="12pt" style:font-weight-complex="bold"/>
    </style:style>
    <style:style style:name="P73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264626" officeooo:paragraph-rsid="00264626" style:text-blinking="false" fo:background-color="transparent" style:font-name-asian="Times New Roman1" style:font-size-asian="12pt" style:font-weight-asian="bold" style:font-name-complex="Times New Roman1" style:font-size-complex="12pt" style:font-weight-complex="bold"/>
    </style:style>
    <style:style style:name="P74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337b0f" officeooo:paragraph-rsid="00337b0f" style:text-blinking="false" fo:background-color="transparent" style:font-name-asian="Times New Roman1" style:font-size-asian="12pt" style:font-weight-asian="bold" style:font-name-complex="Times New Roman1" style:font-size-complex="12pt" style:font-weight-complex="bold"/>
    </style:style>
    <style:style style:name="P7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33ccda" officeooo:paragraph-rsid="0033ccda" style:text-blinking="false" fo:background-color="transparent" style:font-weight-asian="bold" style:font-weight-complex="bold"/>
    </style:style>
    <style:style style:name="P76" style:family="paragraph" style:parent-style-name="Text_20_body" style:list-style-name="WWNum1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517f50" officeooo:paragraph-rsid="00517f50" style:text-blinking="false" fo:background-color="transparent" style:font-weight-asian="bold" style:font-weight-complex="bold"/>
    </style:style>
    <style:style style:name="P77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974fff" officeooo:paragraph-rsid="00974fff" style:text-blinking="false" fo:background-color="transparent" style:font-weight-asian="bold" style:font-weight-complex="bold"/>
    </style:style>
    <style:style style:name="P78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a0fb5e" officeooo:paragraph-rsid="00a0fb5e" style:text-blinking="false" fo:background-color="transparent" style:font-weight-asian="bold" style:font-weight-complex="bold"/>
    </style:style>
    <style:style style:name="P79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51a6e5" officeooo:paragraph-rsid="0051a6e5" style:text-blinking="false" fo:background-color="transparent" style:font-weight-asian="bold" style:font-weight-complex="bold"/>
    </style:style>
    <style:style style:name="P80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53460e" officeooo:paragraph-rsid="0053460e" style:text-blinking="false" fo:background-color="transparent" style:font-weight-asian="bold" style:font-weight-complex="bold"/>
    </style:style>
    <style:style style:name="P81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54f6f3" officeooo:paragraph-rsid="0054f6f3" style:text-blinking="false" fo:background-color="transparent" style:font-weight-asian="bold" style:font-weight-complex="bold"/>
    </style:style>
    <style:style style:name="P82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5f0f5b" officeooo:paragraph-rsid="005f0f5b" style:text-blinking="false" fo:background-color="transparent" style:font-weight-asian="bold" style:font-weight-complex="bold"/>
    </style:style>
    <style:style style:name="P83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934f88" officeooo:paragraph-rsid="00934f88" style:text-blinking="false" fo:background-color="transparent" style:font-weight-asian="bold" style:font-weight-complex="bold"/>
    </style:style>
    <style:style style:name="P84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7af866" officeooo:paragraph-rsid="007af866" style:text-blinking="false" fo:background-color="transparent" style:font-weight-asian="bold" style:font-weight-complex="bold"/>
    </style:style>
    <style:style style:name="P85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7fe037" officeooo:paragraph-rsid="007fe037" style:text-blinking="false" fo:background-color="transparent" style:font-weight-asian="bold" style:font-weight-complex="bold"/>
    </style:style>
    <style:style style:name="P86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82092f" officeooo:paragraph-rsid="0082092f" style:text-blinking="false" fo:background-color="transparent" style:font-weight-asian="bold" style:font-weight-complex="bold"/>
    </style:style>
    <style:style style:name="P87" style:family="paragraph" style:parent-style-name="Text_20_body" style:list-style-name="WWNum1">
      <style:paragraph-properties fo:margin-left="1.27cm" fo:margin-right="0cm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8710e9" officeooo:paragraph-rsid="008710e9" style:text-blinking="false" fo:background-color="transparent" style:font-weight-asian="bold" style:font-weight-complex="bold"/>
    </style:style>
    <style:style style:name="P88" style:family="paragraph" style:parent-style-name="Text_20_body" style:list-style-name="WWNum1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bff28d" officeooo:paragraph-rsid="00c2971c" style:text-blinking="false" fo:background-color="transparent" style:font-weight-asian="bold" style:font-weight-complex="bold"/>
    </style:style>
    <style:style style:name="P89" style:family="paragraph" style:parent-style-name="Text_20_body" style:list-style-name="WWNum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solid" style:text-underline-width="auto" style:text-underline-color="font-color" fo:font-weight="bold" officeooo:rsid="00c41dfb" officeooo:paragraph-rsid="00c41dfb" style:text-blinking="false" fo:background-color="transparent" style:font-weight-asian="bold" style:font-weight-complex="bold"/>
    </style:style>
    <style:style style:name="T1" style:family="text">
      <style:text-properties officeooo:rsid="001f753e"/>
    </style:style>
    <style:style style:name="T2" style:family="text">
      <style:text-properties officeooo:rsid="00264626" style:font-name-asian="Times New Roman1" style:font-size-asian="12pt" style:font-name-complex="Times New Roman1" style:font-size-complex="12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693edb"/>
    </style:style>
    <style:style style:name="T5" style:family="text">
      <style:text-properties officeooo:rsid="006a3c20"/>
    </style:style>
    <style:style style:name="T6" style:family="text">
      <style:text-properties officeooo:rsid="006c0652"/>
    </style:style>
    <style:style style:name="T7" style:family="text">
      <style:text-properties officeooo:rsid="008561e7"/>
    </style:style>
    <style:style style:name="T8" style:family="text">
      <style:text-properties officeooo:rsid="0098b9a3"/>
    </style:style>
    <style:style style:name="T9" style:family="text">
      <style:text-properties officeooo:rsid="00a0fb5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4955445" text:style-name="WWNum1">
        <text:list-item>
          <text:p text:style-name="P33">Write a shell script to find sum,product,quotient,difference &amp; remainder of 2 numbers</text:p>
        </text:list-item>
      </text:list>
      <text:p text:style-name="P4"/>
      <text:list xml:id="list115057633938462" text:continue-numbering="true" text:style-name="WWNum1">
        <text:list-header>
          <text:p text:style-name="P36">PROGRAM</text:p>
          <text:p text:style-name="P35">echo "enter a and b"</text:p>
          <text:p text:style-name="P35">read a b</text:p>
          <text:p text:style-name="P35">sum=`expr $a + $b`</text:p>
          <text:p text:style-name="P35">diff=`expr $a - $b`</text:p>
          <text:p text:style-name="P35">pro=`expr $a \* $b`</text:p>
          <text:p text:style-name="P35">quo=`expr $a / $b`</text:p>
          <text:p text:style-name="P35">mod=`expr $a % $b`</text:p>
          <text:p text:style-name="P35">echo "sum="$sum</text:p>
          <text:p text:style-name="P35">echo "diff="$diff</text:p>
          <text:p text:style-name="P35">echo "pro="$pro</text:p>
          <text:p text:style-name="P35">echo "quo="$quo</text:p>
          <text:p text:style-name="P35">echo "mod="$mod</text:p>
        </text:list-header>
      </text:list>
      <text:p text:style-name="P3"/>
      <text:p text:style-name="P3"><text:s text:c="6"/><text:span text:style-name="T3">OUTPUT</text:span></text:p>
      <text:p text:style-name="P3"><text:s text:c="6"/>mits@mits-H610M-H-V2-DDR4:~/gokul linux$ bash arithmetic.sh</text:p>
      <text:p text:style-name="P3"><text:s text:c="6"/>enter a and b</text:p>
      <text:p text:style-name="P3"><text:s text:c="6"/>15 6</text:p>
      <text:p text:style-name="P3"><text:s text:c="6"/>sum=21</text:p>
      <text:p text:style-name="P3"><text:s text:c="6"/>diff=9</text:p>
      <text:p text:style-name="P3"><text:s text:c="6"/>pro=90</text:p>
      <text:p text:style-name="P3"><text:s text:c="6"/>quo=2</text:p>
      <text:p text:style-name="P3"><text:s text:c="6"/>mod=3</text:p>
      <text:p text:style-name="P3"/>
      <text:list xml:id="list115055722571241" text:continue-numbering="true" text:style-name="WWNum1">
        <text:list-item>
          <text:p text:style-name="P34">Write a shell script to swap 2 numbers with &amp; without using a temporary variable.</text:p>
          <text:p text:style-name="P35"/>
          <text:p text:style-name="P36">PROGRAM</text:p>
          <text:p text:style-name="P35">echo "enter a and b"</text:p>
          <text:p text:style-name="P35">read a b</text:p>
          <text:p text:style-name="P35">a=$((a+b))</text:p>
          <text:p text:style-name="P35">b=$((a-b))</text:p>
          <text:p text:style-name="P35">a=$((a-b))</text:p>
          <text:p text:style-name="P35">echo $a $b</text:p>
          <text:p text:style-name="P35"/>
          <text:p text:style-name="P36">OUTPUT</text:p>
        </text:list-item>
      </text:list>
      <text:p text:style-name="P4"><text:s text:c="12"/>mits@mits-H610M-H-V2-DDR4:~/gokul linux$ bash swap.sh</text:p>
      <text:p text:style-name="P3"><text:s text:c="6"/>enter a and b</text:p>
      <text:p text:style-name="P3"><text:s text:c="6"/>8 6</text:p>
      <text:p text:style-name="P3"><text:s text:c="6"/>6 8</text:p>
      <text:list xml:id="list115057724656675" text:continue-numbering="true" text:style-name="WWNum1">
        <text:list-item>
          <text:p text:style-name="P34"><text:soft-page-break/>Write a shell script that accepts two integers as its arguments and computes the value of the first number raised to the power of the second number.</text:p>
          <text:p text:style-name="P35"/>
          <text:p text:style-name="P36">PROGRAM</text:p>
          <text:p text:style-name="P35">echo "enter a and b"</text:p>
          <text:p text:style-name="P35">read a b</text:p>
          <text:p text:style-name="P35">c=$((a**b))</text:p>
          <text:p text:style-name="P35">echo $c</text:p>
          <text:p text:style-name="P35"/>
          <text:p text:style-name="P36">OUTPUT</text:p>
          <text:p text:style-name="P35">mits@mits-H610M-H-V2-DDR4:~/gokul linux$ bash power.sh</text:p>
          <text:p text:style-name="P35">enter a and b</text:p>
          <text:p text:style-name="P35">6 3</text:p>
          <text:p text:style-name="P35">216</text:p>
          <text:p text:style-name="P35"/>
        </text:list-item>
        <text:list-item>
          <text:p text:style-name="P34">Write a shell script to add two floating point numbers.</text:p>
          <text:p text:style-name="P35"/>
          <text:p text:style-name="P36">PROGRAM</text:p>
          <text:p text:style-name="P35">echo "enter a and b"</text:p>
          <text:p text:style-name="P35">read a b</text:p>
          <text:p text:style-name="P35">echo "scale=3;$a+$b" | bc</text:p>
          <text:p text:style-name="P35"/>
          <text:p text:style-name="P36">OUTPUT</text:p>
          <text:p text:style-name="P35">mits@mits-H610M-H-V2-DDR4:~/gokul$ bash floatadd.sh</text:p>
          <text:p text:style-name="P35">enter a and b</text:p>
          <text:p text:style-name="P35">4.5 6.7</text:p>
          <text:p text:style-name="P35">11.2</text:p>
          <text:p text:style-name="P35"/>
        </text:list-item>
        <text:list-item>
          <text:p text:style-name="P34">Assign the values 5,6,10,2 to the variables a,b,c &amp;d. Write a shell script to evaluate the expression (a*b*c)/d</text:p>
          <text:p text:style-name="P35"/>
          <text:p text:style-name="P36">PROGRAM</text:p>
          <text:p text:style-name="P35">a=5</text:p>
          <text:p text:style-name="P35">b=6</text:p>
          <text:p text:style-name="P35">c=10</text:p>
          <text:p text:style-name="P35">d=2</text:p>
          <text:p text:style-name="P35">echo $(((a*b*c)/d))</text:p>
          <text:p text:style-name="P35"/>
          <text:p text:style-name="P36">OUTPUT</text:p>
          <text:p text:style-name="P35">mits@mits-H610M-H-V2-DDR4:~/gokul$ bash expr.sh</text:p>
          <text:p text:style-name="P35">150</text:p>
        </text:list-item>
        <text:list-item>
          <text:p text:style-name="P34"><text:soft-page-break/>Write a shell script to </text:p>
        </text:list-item>
      </text:list>
      <text:p text:style-name="P1">a)Find the length of a word/sentence</text:p>
      <text:p text:style-name="P1"/>
      <text:p text:style-name="P12">PROGRAM</text:p>
      <text:p text:style-name="P10">echo "enter a sentence"</text:p>
      <text:p text:style-name="P10">read a</text:p>
      <text:p text:style-name="P10">echo "length=${#a}"</text:p>
      <text:p text:style-name="P10"/>
      <text:p text:style-name="P14">OUTPUT</text:p>
      <text:p text:style-name="P7">mits@mits-H610M-H-V2-DDR4:~/gokul$ bash strings<text:span text:style-name="T5">1</text:span>.sh</text:p>
      <text:p text:style-name="P7">enter a sentence</text:p>
      <text:p text:style-name="P7">welcome</text:p>
      <text:p text:style-name="P7">length=7</text:p>
      <text:p text:style-name="P7"/>
      <text:p text:style-name="P11">b)Concatenate 2 strings</text:p>
      <text:p text:style-name="P13"/>
      <text:p text:style-name="P13">PROGRAM</text:p>
      <text:p text:style-name="P11">echo "enter string1"</text:p>
      <text:p text:style-name="P11">read b</text:p>
      <text:p text:style-name="P11">echo "enter string2"</text:p>
      <text:p text:style-name="P11">read c</text:p>
      <text:p text:style-name="P11">d=${b}${c}</text:p>
      <text:p text:style-name="P11">echo "after concatenate=$d"</text:p>
      <text:p text:style-name="P11"/>
      <text:p text:style-name="P15">OUTPUT</text:p>
      <text:p text:style-name="P8">mits@mits-H610M-H-V2-DDR4:~/gokul$ bash strings<text:span text:style-name="T4">2</text:span>.sh</text:p>
      <text:p text:style-name="P8">enter string1</text:p>
      <text:p text:style-name="P8">gokul</text:p>
      <text:p text:style-name="P8">enter string2</text:p>
      <text:p text:style-name="P8">raj</text:p>
      <text:p text:style-name="P8">after concatenate=gokulraj</text:p>
      <text:p text:style-name="P8"/>
      <text:p text:style-name="P1">c)Find &amp; replace string</text:p>
      <text:p text:style-name="P1"/>
      <text:p text:style-name="P17">PROGRAM</text:p>
      <text:p text:style-name="P6">read -p "Enter the original string: " original</text:p>
      <text:p text:style-name="P6">read -p "Enter the string to find: " to_find</text:p>
      <text:p text:style-name="P6">read -p "Enter the string to replace with: " replace_with</text:p>
      <text:p text:style-name="P6">mod=${original//$to_find/$replace_with}</text:p>
      <text:p text:style-name="P6">echo "The modified string is: $mod"</text:p>
      <text:p text:style-name="P6"/>
      <text:p text:style-name="P17"><text:soft-page-break/>OUTPUT</text:p>
      <text:p text:style-name="P18">mits@mits-H610M-H-V2-DDR4:~/gokul$ bash strings<text:span text:style-name="T6">3.</text:span>sh</text:p>
      <text:p text:style-name="P5"><text:s text:c="12"/>Enter the original string: hello welcome all</text:p>
      <text:p text:style-name="P5"><text:s text:c="12"/>Enter the string to find: all</text:p>
      <text:p text:style-name="P5"><text:s text:c="12"/>Enter the string to replace with: everyone</text:p>
      <text:p text:style-name="P5"><text:s text:c="12"/>The modified string is: hello welcome everyone</text:p>
      <text:p text:style-name="P5"/>
      <text:list xml:id="list115057039113505" text:continue-numbering="true" text:style-name="WWNum1">
        <text:list-item>
          <text:p text:style-name="P38"><text:bookmark text:name="docs-internal-guid-2aa79e8e-7fff-d962-cc3b-ea448f1d52ed"/>Write a shell script to find simple interest.</text:p>
          <text:p text:style-name="P72">PROGRAM</text:p>
          <text:p text:style-name="P39">echo "enter amount"</text:p>
          <text:p text:style-name="P39">read p</text:p>
          <text:p text:style-name="P39">echo "enter rate of interest"</text:p>
          <text:p text:style-name="P39">read r</text:p>
          <text:p text:style-name="P39">echo "enter no of years"</text:p>
          <text:p text:style-name="P39">read n</text:p>
          <text:p text:style-name="P39">value=$(echo "($p*$n*$r)/100" | bc)</text:p>
          <text:p text:style-name="P39">echo $value</text:p>
          <text:p text:style-name="P73">OUTPUT</text:p>
          <text:p text:style-name="P40">mits@mits-H610M-H-V2-DDR4:~/gokul$ bash interest.sh</text:p>
          <text:p text:style-name="P40">enter amount</text:p>
          <text:p text:style-name="P40">5600</text:p>
          <text:p text:style-name="P40">enter rate of interest</text:p>
          <text:p text:style-name="P40">4</text:p>
          <text:p text:style-name="P40">enter no of years</text:p>
          <text:p text:style-name="P40">5</text:p>
          <text:p text:style-name="P40">1120</text:p>
          <text:p text:style-name="P40"/>
        </text:list-item>
        <text:list-item>
          <text:p text:style-name="P38"><text:bookmark text:name="docs-internal-guid-38a54202-7fff-03cf-ad47-760691cfb700"/>Write a shell script to find </text:p>
          <text:p text:style-name="P42"><text:span text:style-name="T1">a.</text:span>Area &amp; circumference of a circle</text:p>
        </text:list-item>
      </text:list>
      <text:p text:style-name="P20"/>
      <text:p text:style-name="P20"/>
      <text:p text:style-name="P30"><text:soft-page-break/>PROGRAM</text:p>
      <text:p text:style-name="P23">echo "enter radius"</text:p>
      <text:p text:style-name="P23">read r</text:p>
      <text:p text:style-name="P23">area=$(echo "3.14*$r*$r" | bc)</text:p>
      <text:p text:style-name="P23">perim=$(echo "2*3.14*$r" | bc)</text:p>
      <text:p text:style-name="P23">echo "area of traingle:"$area</text:p>
      <text:p text:style-name="P23">echo "perimeter of traingle:"$perim</text:p>
      <text:p text:style-name="P23"/>
      <text:p text:style-name="P30">OUTPUT</text:p>
      <text:p text:style-name="P24"><text:span text:style-name="T2">mits@mits-H610M-H-V2-DDR4:~/gokul$</text:span> bash circleq.sh</text:p>
      <text:p text:style-name="P23">enter radius</text:p>
      <text:p text:style-name="P23">5</text:p>
      <text:p text:style-name="P23">area of traingle:78.50</text:p>
      <text:p text:style-name="P23">perimeter of traingle:31.40</text:p>
      <text:p text:style-name="P23"/>
      <text:list xml:id="list115056339092474" text:continue-numbering="true" text:style-name="WWNum1">
        <text:list-header>
          <text:p text:style-name="P42"><text:span text:style-name="T1">b.</text:span>Area &amp; perimeter of a rectangle</text:p>
        </text:list-header>
      </text:list>
      <text:p text:style-name="P20"/>
      <text:p text:style-name="P30">PROGRAM</text:p>
      <text:p text:style-name="P23">echo "enter length of rectangle"</text:p>
      <text:p text:style-name="P23">read l</text:p>
      <text:p text:style-name="P23">echo "enter breadth of rectangle"</text:p>
      <text:p text:style-name="P23">read b</text:p>
      <text:p text:style-name="P23">area=$(echo "$l*$b" | bc)</text:p>
      <text:p text:style-name="P23">perim=$(echo "2*($l+$b)" | bc)</text:p>
      <text:p text:style-name="P23">echo "area of rectangle:"$area</text:p>
      <text:p text:style-name="P23">echo "perimeter of rectangle:"$perim</text:p>
      <text:p text:style-name="P23"/>
      <text:p text:style-name="P31">OUTPUT</text:p>
      <text:p text:style-name="P25">mits@mits-H610M-H-V2-DDR4:~/gokul linux$ bash rectangleq.sh</text:p>
      <text:p text:style-name="P25">enter length of rectangle</text:p>
      <text:p text:style-name="P25">6</text:p>
      <text:p text:style-name="P25">enter breadth of rectangle</text:p>
      <text:p text:style-name="P25">5</text:p>
      <text:p text:style-name="P25">area of rectangle:30</text:p>
      <text:p text:style-name="P25"><text:soft-page-break/>perimeter of rectangle:22</text:p>
      <text:p text:style-name="P25"/>
      <text:list xml:id="list115057373697656" text:continue-numbering="true" text:style-name="WWNum1">
        <text:list-header>
          <text:p text:style-name="P42"><text:span text:style-name="T1">c.</text:span>Area &amp; perimeter of a square</text:p>
        </text:list-header>
      </text:list>
      <text:p text:style-name="P20"/>
      <text:p text:style-name="P31">PROGRAM</text:p>
      <text:p text:style-name="P25">echo "enter side of square"</text:p>
      <text:p text:style-name="P25">read s</text:p>
      <text:p text:style-name="P25">area=$(echo "$s*$s" | bc)</text:p>
      <text:p text:style-name="P25">perim=$(echo "4*$s" | bc)</text:p>
      <text:p text:style-name="P25">echo "area of traingle:"$area</text:p>
      <text:p text:style-name="P25">echo "perimeter of traingle:"$perim</text:p>
      <text:p text:style-name="P25"/>
      <text:p text:style-name="P31">OUTPUT</text:p>
      <text:p text:style-name="P25">mits@mits-H610M-H-V2-DDR4:~/gokul linux$ bash sqaureq.sh</text:p>
      <text:p text:style-name="P25">enter side of square</text:p>
      <text:p text:style-name="P25">5</text:p>
      <text:p text:style-name="P25">area of traingle:25</text:p>
      <text:p text:style-name="P25">perimeter of traingle:20</text:p>
      <text:p text:style-name="P25"/>
      <text:p text:style-name="P25"/>
      <text:list xml:id="list115057036275238" text:continue-numbering="true" text:style-name="WWNum1">
        <text:list-item>
          <text:p text:style-name="P38"><text:bookmark text:name="docs-internal-guid-23170ed8-7fff-9ce0-c1db-b9fddc83cdfa"/>Write a shell script to find the largest of 2 numbers.</text:p>
          <text:p text:style-name="P41"/>
          <text:p text:style-name="P74">PROGRAM</text:p>
          <text:p text:style-name="P41">echo "enter value 1"</text:p>
          <text:p text:style-name="P41">read x</text:p>
          <text:p text:style-name="P41">echo "enter value 2"</text:p>
          <text:p text:style-name="P41">read y</text:p>
          <text:p text:style-name="P41">if [ $x -gt $y ]</text:p>
          <text:p text:style-name="P41">then </text:p>
          <text:p text:style-name="P41">echo $x "is greater"</text:p>
          <text:p text:style-name="P41">elif [ $y -gt $x ]</text:p>
          <text:p text:style-name="P41">then</text:p>
          <text:p text:style-name="P41"><text:soft-page-break/>echo $y "is greater"</text:p>
          <text:p text:style-name="P41">else</text:p>
          <text:p text:style-name="P41">echo "both equal"</text:p>
          <text:p text:style-name="P41">fi</text:p>
          <text:p text:style-name="P41"/>
          <text:p text:style-name="P74">OUTPUT</text:p>
          <text:p text:style-name="P41">mits@mits-H610M-H-V2-DDR4:~/gokul linux$ bash large2.sh</text:p>
          <text:p text:style-name="P41">enter value 1</text:p>
          <text:p text:style-name="P41">12</text:p>
          <text:p text:style-name="P41">enter value 2</text:p>
          <text:p text:style-name="P41">5</text:p>
          <text:p text:style-name="P41">12 is greater</text:p>
        </text:list-item>
      </text:list>
      <text:p text:style-name="P19"/>
      <text:list xml:id="list115056631934999" text:continue-numbering="true" text:style-name="WWNum1">
        <text:list-item>
          <text:p text:style-name="P34">Write a shell script that computes the gross salary of a employee according to the following rules :</text:p>
        </text:list-item>
      </text:list>
      <text:p text:style-name="P2">i) if basic salary is &lt; 1500 then HRA =10% of the basic and DA =90% of the basic.</text:p>
      <text:p text:style-name="P2">ii) If basic salary is &gt;=1500 then HRA =Rs500 and DA=98% of the basic.</text:p>
      <text:p text:style-name="P16">PROGRAM</text:p>
      <text:p text:style-name="P9">echo "enter employee name"</text:p>
      <text:p text:style-name="P9">read n</text:p>
      <text:p text:style-name="P9">echo "enter basic salary"</text:p>
      <text:p text:style-name="P9">read bs</text:p>
      <text:p text:style-name="P9">if [ $bs -lt 1500 ]</text:p>
      <text:p text:style-name="P9">then</text:p>
      <text:p text:style-name="P9">hra=$(echo "$bs/10" | bc)</text:p>
      <text:p text:style-name="P9">da=$(echo "($bs*9)/10" | bc)</text:p>
      <text:p text:style-name="P9">gs=$(echo "$bs+$hra+$da" | bc)</text:p>
      <text:p text:style-name="P9">echo "name:"$n</text:p>
      <text:p text:style-name="P9">echo "gross salary:"$gs</text:p>
      <text:p text:style-name="P9">else</text:p>
      <text:p text:style-name="P9">da=$(echo "($bs*98)/100" | bc)</text:p>
      <text:p text:style-name="P9">gs=$(echo "$bs+500+$da" | bc)</text:p>
      <text:p text:style-name="P9">echo "name:"$n</text:p>
      <text:p text:style-name="P9">echo "gross salary:"$gs</text:p>
      <text:p text:style-name="P9">fi</text:p>
      <text:p text:style-name="P9"><text:soft-page-break/></text:p>
      <text:p text:style-name="P16">OUTPUT</text:p>
      <text:p text:style-name="P9">mits@mits-H610M-H-V2-DDR4:~/gokul linux$ bash salary.sh</text:p>
      <text:p text:style-name="P9">enter employee name</text:p>
      <text:p text:style-name="P9">gokul</text:p>
      <text:p text:style-name="P9">enter basic salary</text:p>
      <text:p text:style-name="P9">1800</text:p>
      <text:p text:style-name="P9">name:gokul</text:p>
      <text:p text:style-name="P9">gross salary:4064</text:p>
      <text:p text:style-name="P9">mits@mits-H610M-H-V2-DDR4:~/gokul linux$ bash salary.sh</text:p>
      <text:p text:style-name="P9">enter employee name</text:p>
      <text:p text:style-name="P9">gokul</text:p>
      <text:p text:style-name="P9">enter basic salary</text:p>
      <text:p text:style-name="P9">1200</text:p>
      <text:p text:style-name="P9">name:gokul</text:p>
      <text:p text:style-name="P9">gross salary:2400</text:p>
      <text:p text:style-name="P9"/>
      <text:p text:style-name="P9"/>
      <text:list xml:id="list115057367011371" text:continue-numbering="true" text:style-name="WWNum1">
        <text:list-item>
          <text:p text:style-name="P45"><text:bookmark text:name="docs-internal-guid-68589993-7fff-8dc2-e269-b077e0750b18"/>Write a shell script to find the largest of 3 numbers.</text:p>
          <text:p text:style-name="P45"/>
          <text:p text:style-name="P75">PROGRAM</text:p>
          <text:p text:style-name="P47">echo "enter value 1"</text:p>
          <text:p text:style-name="P47">read x</text:p>
          <text:p text:style-name="P47">echo "enter value 2"</text:p>
          <text:p text:style-name="P47">read y</text:p>
          <text:p text:style-name="P47">echo "enter value 3"</text:p>
          <text:p text:style-name="P47">read z</text:p>
          <text:p text:style-name="P47">if [ $x -gt $y ]</text:p>
          <text:p text:style-name="P47">then </text:p>
          <text:p text:style-name="P47">if [ $x -gt $z ]</text:p>
          <text:p text:style-name="P47">then</text:p>
          <text:p text:style-name="P47">echo $x "is greater"</text:p>
          <text:p text:style-name="P47">else</text:p>
          <text:p text:style-name="P47">echo $z "is greater"</text:p>
          <text:p text:style-name="P47"><text:soft-page-break/>fi</text:p>
          <text:p text:style-name="P47">else</text:p>
          <text:p text:style-name="P47">if [ $y -gt $z ]</text:p>
          <text:p text:style-name="P47">then</text:p>
          <text:p text:style-name="P47">echo $y "is greater"</text:p>
          <text:p text:style-name="P47">else</text:p>
          <text:p text:style-name="P47">echo $z "is greater"</text:p>
          <text:p text:style-name="P47">fi</text:p>
          <text:p text:style-name="P47">fi</text:p>
          <text:p text:style-name="P47"/>
          <text:p text:style-name="P75">OUTPUT</text:p>
          <text:p text:style-name="P47">mits@mits-H610M-H-V2-DDR4:~/gokul linux$ bash large3.sh</text:p>
          <text:p text:style-name="P47">enter value 1</text:p>
          <text:p text:style-name="P47">4</text:p>
          <text:p text:style-name="P47">enter value 2</text:p>
          <text:p text:style-name="P47">10</text:p>
          <text:p text:style-name="P47">enter value 3</text:p>
          <text:p text:style-name="P47">6</text:p>
          <text:p text:style-name="P47">10 is greater</text:p>
        </text:list-item>
      </text:list>
      <text:p text:style-name="P26"/>
      <text:list xml:id="list115057768647432" text:continue-numbering="true" text:style-name="WWNum1">
        <text:list-item>
          <text:p text:style-name="P46"><text:bookmark text:name="docs-internal-guid-eabb4b40-7fff-a879-085d-7fbf05ed98f71"/>Write a shell script that receives any number of file names as arguments check if every</text:p>
          <text:p text:style-name="P43">arguments applied is a file or a directory and reports accordingly,whenever the argument is a file or directory.</text:p>
          <text:p text:style-name="P48"/>
          <text:p text:style-name="P76">PROGRAM</text:p>
          <text:p text:style-name="P44"><text:bookmark text:name="docs-internal-guid-e01af295-7fff-4393-31c3-abb04aa134a5"/>for f in "$@"</text:p>
          <text:p text:style-name="P44">do</text:p>
          <text:p text:style-name="P44">if [ -f $f ]</text:p>
          <text:p text:style-name="P44">then</text:p>
          <text:p text:style-name="P44">echo "$f is a file"</text:p>
          <text:p text:style-name="P44"><text:soft-page-break/>elif [ -d $f ]</text:p>
          <text:p text:style-name="P44">then</text:p>
          <text:p text:style-name="P44">echo "$f is a directory"</text:p>
          <text:p text:style-name="P44">else</text:p>
          <text:p text:style-name="P44">echo "enter valid file"</text:p>
          <text:p text:style-name="P44">fi</text:p>
          <text:p text:style-name="P44">done</text:p>
          <text:p text:style-name="P49"/>
          <text:p text:style-name="P77">OUTPUT</text:p>
          <text:p text:style-name="P50">mits@mits-H610M-H-V2-DDR4:<text:span text:style-name="T9">~/gokul linux$ </text:span>bash checkfile.sh s2mca</text:p>
          <text:p text:style-name="P49">s2mca is a directory</text:p>
          <text:p text:style-name="P51">mits@mits-H610M-H-V2-DDR4:~<text:span text:style-name="T9">/gokul linux</text:span>$ bash checkfile.sh <text:span text:style-name="T8">abcd</text:span></text:p>
          <text:p text:style-name="P49">enter valid file</text:p>
          <text:p text:style-name="P51">mits@mits-H610M-H-V2-DDR4:~<text:span text:style-name="T9">/gokul linux</text:span>$ bash checkfile.sh circleq.sh</text:p>
          <text:p text:style-name="P49">circleq.sh is a file</text:p>
          <text:p text:style-name="P49"/>
        </text:list-item>
        <text:list-item>
          <text:p text:style-name="P37"><text:bookmark text:name="docs-internal-guid-13ece78f-7fff-7131-5f8a-87e11739ed22"/>Write a shell script to calculate the sum of digits of a number</text:p>
          <text:p text:style-name="P52"/>
          <text:p text:style-name="P78">PROGRAM</text:p>
          <text:p text:style-name="P52">echo "enter number"</text:p>
          <text:p text:style-name="P52">read n</text:p>
          <text:p text:style-name="P52">s=0</text:p>
          <text:p text:style-name="P52">while [ $n -gt 0 ]</text:p>
          <text:p text:style-name="P52">do</text:p>
          <text:p text:style-name="P52">k=$(( $n % 10 )) </text:p>
          <text:p text:style-name="P52">n=$(( $n / 10 ))</text:p>
          <text:p text:style-name="P52">s=$(( $s + $k )) </text:p>
          <text:p text:style-name="P52">done</text:p>
          <text:p text:style-name="P52">echo "sum of digit=$s"</text:p>
          <text:p text:style-name="P52"/>
          <text:p text:style-name="P78"><text:soft-page-break/>OUTPUT</text:p>
          <text:p text:style-name="P52">mits@mits-H610M-H-V2-DDR4:~/gokul linux$ bash dgsum.sh</text:p>
          <text:p text:style-name="P52">enter number</text:p>
          <text:p text:style-name="P52">562</text:p>
          <text:p text:style-name="P52">sum of digit=13</text:p>
          <text:p text:style-name="P52"/>
        </text:list-item>
        <text:list-item>
          <text:p text:style-name="P45"><text:bookmark text:name="docs-internal-guid-a7473876-7fff-7981-e82b-f68d3747a08d"/>Write a shell script to display the first 10 even numbers.</text:p>
          <text:p text:style-name="P45"/>
          <text:p text:style-name="P79">PROGRAM</text:p>
          <text:p text:style-name="P53">a=2</text:p>
          <text:p text:style-name="P53">while [ $a -le 20 ]</text:p>
          <text:p text:style-name="P53">do</text:p>
          <text:p text:style-name="P53">echo $a</text:p>
          <text:p text:style-name="P53">a=`expr $a + 2`</text:p>
          <text:p text:style-name="P53">done</text:p>
          <text:p text:style-name="P53"/>
          <text:p text:style-name="P79">OUTPUT</text:p>
          <text:p text:style-name="P53">mits@mits-H610M-H-V2-DDR4:~/gokul linux$ bash evenno.sh</text:p>
          <text:p text:style-name="P53">2</text:p>
          <text:p text:style-name="P53">4</text:p>
          <text:p text:style-name="P53">6</text:p>
          <text:p text:style-name="P53">8</text:p>
          <text:p text:style-name="P53">10</text:p>
          <text:p text:style-name="P53">12</text:p>
          <text:p text:style-name="P53">14</text:p>
          <text:p text:style-name="P53">16</text:p>
          <text:p text:style-name="P53">18</text:p>
          <text:p text:style-name="P53">20</text:p>
          <text:p text:style-name="P54"><text:soft-page-break/></text:p>
        </text:list-item>
        <text:list-item>
          <text:p text:style-name="P55"><text:bookmark text:name="docs-internal-guid-998cc9ee-7fff-eeac-ac9e-1b5adb848a78"/>Write a shell script to display even numbers less than 10</text:p>
          <text:p text:style-name="P58"/>
          <text:p text:style-name="P80">PROGRAM</text:p>
          <text:p text:style-name="P58">a=2</text:p>
          <text:p text:style-name="P58">while [ $a -lt 10 ]</text:p>
          <text:p text:style-name="P58">do</text:p>
          <text:p text:style-name="P58">echo $a</text:p>
          <text:p text:style-name="P58">a=`expr $a + 2`</text:p>
          <text:p text:style-name="P58">done</text:p>
          <text:p text:style-name="P59"/>
          <text:p text:style-name="P81">OUTPUT</text:p>
          <text:p text:style-name="P59">mits@mits-H610M-H-V2-DDR4:~/gokul linux$ bash evenless.sh</text:p>
          <text:p text:style-name="P59">2</text:p>
          <text:p text:style-name="P59">4</text:p>
          <text:p text:style-name="P59">6</text:p>
          <text:p text:style-name="P59">8</text:p>
          <text:p text:style-name="P59"/>
        </text:list-item>
        <text:list-item>
          <text:p text:style-name="P46">Write a shell script to convert the contents of a file into uppercase.</text:p>
          <text:p text:style-name="P60"/>
          <text:p text:style-name="P82">PROGRAM</text:p>
          <text:p text:style-name="P60">echo "enter file name"</text:p>
          <text:p text:style-name="P60">read b</text:p>
          <text:p text:style-name="P60">if [ ! -f $b ]</text:p>
          <text:p text:style-name="P60">then</text:p>
          <text:p text:style-name="P60">echo "file doesnt exsist"</text:p>
          <text:p text:style-name="P60">else</text:p>
          <text:p text:style-name="P60">tr 'a-z' 'A-Z'&lt;$b</text:p>
          <text:p text:style-name="P60"><text:soft-page-break/>fi</text:p>
          <text:p text:style-name="P60"/>
          <text:p text:style-name="P82">OUTPUT</text:p>
          <text:p text:style-name="P60">mits@mits-H610M-H-V2-DDR4:~/gokul linux$ cat file3</text:p>
          <text:p text:style-name="P60">hello welcome</text:p>
          <text:p text:style-name="P60">mits@mits-H610M-H-V2-DDR4:~/gokul linux$ bash toupper.sh</text:p>
          <text:p text:style-name="P60">enter file name</text:p>
          <text:p text:style-name="P60">file3</text:p>
          <text:p text:style-name="P60">HELLO WELCOME</text:p>
          <text:p text:style-name="P60"/>
        </text:list-item>
        <text:list-item>
          <text:p text:style-name="P46">Write a shell script that delete all lines containing a specified word</text:p>
          <text:p text:style-name="P61"/>
          <text:p text:style-name="P83">PROGRAM</text:p>
          <text:p text:style-name="P61">read -p "Enter file name:" fname</text:p>
          <text:p text:style-name="P61">if [ -f $fname ]</text:p>
          <text:p text:style-name="P61">then</text:p>
          <text:p text:style-name="P61">read -p "Enter word to delete:" word</text:p>
          <text:p text:style-name="P61">echo "File before removing $word:"</text:p>
          <text:p text:style-name="P61">cat $fname</text:p>
          <text:p text:style-name="P61">grep -v -i $word $fname &gt; test</text:p>
          <text:p text:style-name="P61">mv test $fname</text:p>
          <text:p text:style-name="P61">echo "File after removing $word:"</text:p>
          <text:p text:style-name="P61">cat $fname</text:p>
          <text:p text:style-name="P61">else</text:p>
          <text:p text:style-name="P61">echo "The file $fname is not existing"</text:p>
          <text:p text:style-name="P61">fi</text:p>
          <text:p text:style-name="P61"/>
          <text:p text:style-name="P83">OUTPUT</text:p>
          <text:p text:style-name="P61"><text:soft-page-break/>mits@mits-H610M-H-V2-DDR4:~/gokul linux$ bash dltline.sh</text:p>
          <text:p text:style-name="P61">Enter file name:file1</text:p>
          <text:p text:style-name="P61">Enter word to delete:hi</text:p>
          <text:p text:style-name="P61">File before removing hi:</text:p>
          <text:p text:style-name="P61">hello</text:p>
          <text:p text:style-name="P61">hi</text:p>
          <text:p text:style-name="P61">welcome</text:p>
          <text:p text:style-name="P61">abc</text:p>
          <text:p text:style-name="P61">File after removing hi:</text:p>
          <text:p text:style-name="P61">hello</text:p>
          <text:p text:style-name="P61">welcome</text:p>
          <text:p text:style-name="P61">abc</text:p>
          <text:p text:style-name="P61"/>
        </text:list-item>
        <text:list-item>
          <text:p text:style-name="P55"><text:bookmark text:name="docs-internal-guid-553eaaed-7fff-f566-3419-6564642a6027"/>Write a shell script to find the factorial of given integer.</text:p>
          <text:p text:style-name="P62"/>
          <text:p text:style-name="P84">PROGRAM</text:p>
          <text:p text:style-name="P62">echo "enter number"</text:p>
          <text:p text:style-name="P62">read a</text:p>
          <text:p text:style-name="P62">fact=1</text:p>
          <text:p text:style-name="P62">for ((i=1;i&lt;=a;i++))</text:p>
          <text:p text:style-name="P62">do</text:p>
          <text:p text:style-name="P62">fact=$((fact*i))</text:p>
          <text:p text:style-name="P62">done</text:p>
          <text:p text:style-name="P62">echo "factorial of $a is $fact"</text:p>
          <text:p text:style-name="P62"/>
          <text:p text:style-name="P84">OUTPUT</text:p>
          <text:p text:style-name="P62">mits@mits-H610M-H-V2-DDR4:~/gokul linux$ bash fact.sh</text:p>
          <text:p text:style-name="P62">enter number</text:p>
          <text:p text:style-name="P62"><text:soft-page-break/>5</text:p>
          <text:p text:style-name="P62">factorial of 5 is 120</text:p>
        </text:list-item>
      </text:list>
      <text:p text:style-name="P28"/>
      <text:list xml:id="list115055741047685" text:continue-numbering="true" text:style-name="WWNum1">
        <text:list-item>
          <text:p text:style-name="P62"><text:bookmark text:name="docs-internal-guid-95297603-7fff-1806-3abb-a62438b5f346"/>Write a shell script to find whether a given number is prime</text:p>
          <text:p text:style-name="P63"/>
          <text:p text:style-name="P85">PROGRAM</text:p>
          <text:p text:style-name="P63">echo "Enter the number"</text:p>
          <text:p text:style-name="P63">read num</text:p>
          <text:p text:style-name="P63">for ((i=2;i&lt;num;i++))</text:p>
          <text:p text:style-name="P63">do</text:p>
          <text:p text:style-name="P63">if [ $((num % i)) -eq 0 ]</text:p>
          <text:p text:style-name="P63">then</text:p>
          <text:p text:style-name="P63">echo "$num is not a prime number."</text:p>
          <text:p text:style-name="P63">exit</text:p>
          <text:p text:style-name="P63">fi</text:p>
          <text:p text:style-name="P63">done</text:p>
          <text:p text:style-name="P63">echo "$num is a prime."</text:p>
          <text:p text:style-name="P63"/>
          <text:p text:style-name="P85">OUTPUT</text:p>
          <text:p text:style-name="P63">mits@mits-H610M-H-V2-DDR4:~/gokul linux$ bash primenum.sh</text:p>
          <text:p text:style-name="P63">Enter the number</text:p>
          <text:p text:style-name="P63">23</text:p>
          <text:p text:style-name="P63">23 is a prime.</text:p>
          <text:p text:style-name="P63"/>
        </text:list-item>
        <text:list-item>
          <text:p text:style-name="P56"><text:bookmark text:name="docs-internal-guid-0e6d03ec-7fff-5fb9-b8e9-b4698441c985"/>Write a shell script to print the pattern</text:p>
        </text:list-item>
      </text:list>
      <text:p text:style-name="P29">1</text:p>
      <text:p text:style-name="P29">2 2 </text:p>
      <text:p text:style-name="P29">3 3 3</text:p>
      <text:p text:style-name="P29">4 4 4 4</text:p>
      <text:p text:style-name="P22"><text:soft-page-break/></text:p>
      <text:list xml:id="list115056600736020" text:continue-numbering="true" text:style-name="WWNum1">
        <text:list-header>
          <text:p text:style-name="P86">PROGRAM</text:p>
          <text:p text:style-name="P64">for ((i=1;i&lt;=<text:span text:style-name="T7">4</text:span>;i++))</text:p>
          <text:p text:style-name="P64">do</text:p>
          <text:p text:style-name="P64">for ((j=1;j&lt;=i;j++))</text:p>
          <text:p text:style-name="P64">do</text:p>
          <text:p text:style-name="P64">echo -n $i ""</text:p>
          <text:p text:style-name="P64">done</text:p>
          <text:p text:style-name="P64">echo ""</text:p>
          <text:p text:style-name="P64">done</text:p>
          <text:p text:style-name="P64"/>
          <text:p text:style-name="P87">OUTPUT</text:p>
          <text:p text:style-name="P65">mits@mits-H610M-H-V2-DDR4:~/gokul linux$ bash pattern.sh</text:p>
          <text:p text:style-name="P65">1 </text:p>
          <text:p text:style-name="P65">2 2 </text:p>
          <text:p text:style-name="P65">3 3 3 </text:p>
          <text:p text:style-name="P65">4 4 4 4 </text:p>
          <text:p text:style-name="P57"/>
        </text:list-header>
        <text:list-item>
          <text:p text:style-name="P66">Write a shell program to perform simple calculator operations like addition, subtraction,multiplication or division depending upon the user input</text:p>
          <text:p text:style-name="P69"/>
          <text:p text:style-name="P88">PROGRAM</text:p>
          <text:p text:style-name="P70">echo "enter number 1"</text:p>
          <text:p text:style-name="P70">read num1</text:p>
          <text:p text:style-name="P70">echo "enter number 2"</text:p>
          <text:p text:style-name="P70">read num2</text:p>
          <text:p text:style-name="P70">s=0</text:p>
          <text:p text:style-name="P70">while [ $s -eq 0 ]</text:p>
          <text:p text:style-name="P70">do</text:p>
          <text:p text:style-name="P70"><text:soft-page-break/>echo "1.addition </text:p>
          <text:p text:style-name="P70">2.substraction </text:p>
          <text:p text:style-name="P70">3.multiplication </text:p>
          <text:p text:style-name="P70">4.division </text:p>
          <text:p text:style-name="P70">5.modulus"</text:p>
          <text:p text:style-name="P70">echo "choose operation"</text:p>
          <text:p text:style-name="P70">read n</text:p>
          <text:p text:style-name="P70">case $n in</text:p>
          <text:p text:style-name="P70">"1")</text:p>
          <text:p text:style-name="P70">sum=$((num1+num2))</text:p>
          <text:p text:style-name="P70">echo "sum=$sum"</text:p>
          <text:p text:style-name="P70">;;</text:p>
          <text:p text:style-name="P70">"2")</text:p>
          <text:p text:style-name="P70">diff=$((num1-num2))</text:p>
          <text:p text:style-name="P70">echo "difference=$diff"</text:p>
          <text:p text:style-name="P70">;;</text:p>
          <text:p text:style-name="P70">"3")</text:p>
          <text:p text:style-name="P70">pro=$((num1*num2))</text:p>
          <text:p text:style-name="P70">echo "product=$pro"</text:p>
          <text:p text:style-name="P70">;;</text:p>
          <text:p text:style-name="P70">"4")</text:p>
          <text:p text:style-name="P70">quo=$((num1/num2))</text:p>
          <text:p text:style-name="P70">echo "quotient=$quo"</text:p>
          <text:p text:style-name="P70">;;</text:p>
          <text:p text:style-name="P70">"5")</text:p>
          <text:p text:style-name="P70">mod=$((num1%num2))</text:p>
          <text:p text:style-name="P70">echo "modulus=$mod"</text:p>
          <text:p text:style-name="P70">;;</text:p>
          <text:p text:style-name="P70"><text:soft-page-break/>"6")</text:p>
          <text:p text:style-name="P70">echo "exit"</text:p>
          <text:p text:style-name="P70">break;</text:p>
          <text:p text:style-name="P70">;;</text:p>
          <text:p text:style-name="P70">*)</text:p>
          <text:p text:style-name="P70">echo -n "Invalid"</text:p>
          <text:p text:style-name="P70">;;</text:p>
          <text:p text:style-name="P70">esac</text:p>
          <text:p text:style-name="P70">echo "do you want to continue yes-0 / no-1"</text:p>
          <text:p text:style-name="P70">read s</text:p>
          <text:p text:style-name="P70">done</text:p>
          <text:p text:style-name="P71"/>
          <text:p text:style-name="P89">OUTPUT</text:p>
          <text:p text:style-name="P71">mits@mits-H610M-H-V2-DDR4:~/gokul linux$ bash calculator.sh</text:p>
          <text:p text:style-name="P71">enter number 1</text:p>
          <text:p text:style-name="P71">10</text:p>
          <text:p text:style-name="P71">enter number 2</text:p>
          <text:p text:style-name="P71">4</text:p>
          <text:p text:style-name="P71">1.addition </text:p>
          <text:p text:style-name="P71">2.substraction </text:p>
          <text:p text:style-name="P71">3.multiplication </text:p>
          <text:p text:style-name="P71">4.division </text:p>
          <text:p text:style-name="P71">5.modulus</text:p>
          <text:p text:style-name="P71">choose operation</text:p>
          <text:p text:style-name="P71">1</text:p>
          <text:p text:style-name="P71">sum=14</text:p>
          <text:p text:style-name="P71">do you want to continue yes-0 / no-1</text:p>
          <text:p text:style-name="P71">0</text:p>
          <text:p text:style-name="P71"><text:soft-page-break/>1.addition </text:p>
          <text:p text:style-name="P71">2.substraction </text:p>
          <text:p text:style-name="P71">3.multiplication </text:p>
          <text:p text:style-name="P71">4.division </text:p>
          <text:p text:style-name="P71">5.modulus</text:p>
          <text:p text:style-name="P71">choose operation</text:p>
          <text:p text:style-name="P71">2</text:p>
          <text:p text:style-name="P71">difference=6</text:p>
          <text:p text:style-name="P71">do you want to continue yes-0 / no-1</text:p>
          <text:p text:style-name="P71">0</text:p>
          <text:p text:style-name="P71">1.addition </text:p>
          <text:p text:style-name="P71">2.substraction </text:p>
          <text:p text:style-name="P71">3.multiplication </text:p>
          <text:p text:style-name="P71">4.division </text:p>
          <text:p text:style-name="P71">5.modulus</text:p>
          <text:p text:style-name="P71">choose operation</text:p>
          <text:p text:style-name="P71">3</text:p>
          <text:p text:style-name="P71">product=40</text:p>
          <text:p text:style-name="P71">do you want to continue yes-0 / no-1</text:p>
          <text:p text:style-name="P71">0</text:p>
          <text:p text:style-name="P71">1.addition </text:p>
          <text:p text:style-name="P71">2.substraction </text:p>
          <text:p text:style-name="P71">3.multiplication </text:p>
          <text:p text:style-name="P71">4.division </text:p>
          <text:p text:style-name="P71">5.modulus</text:p>
          <text:p text:style-name="P71">choose operation</text:p>
          <text:p text:style-name="P71">4</text:p>
          <text:p text:style-name="P71">quotient=2</text:p>
          <text:p text:style-name="P71"><text:soft-page-break/>do you want to continue yes-0 / no-1</text:p>
          <text:p text:style-name="P71">0</text:p>
          <text:p text:style-name="P71">1.addition </text:p>
          <text:p text:style-name="P71">2.substraction </text:p>
          <text:p text:style-name="P71">3.multiplication </text:p>
          <text:p text:style-name="P71">4.division </text:p>
          <text:p text:style-name="P71">5.modulus</text:p>
          <text:p text:style-name="P71">choose operation</text:p>
          <text:p text:style-name="P71">5</text:p>
          <text:p text:style-name="P71">modulus=2</text:p>
          <text:p text:style-name="P71">do you want to continue yes-0 / no-1</text:p>
          <text:p text:style-name="P71">1</text:p>
          <text:p text:style-name="P71"/>
        </text:list-item>
        <text:list-item>
          <text:p text:style-name="P67"/>
          <text:p text:style-name="P68"/>
        </text:list-item>
      </text:list>
      <text:p text:style-name="P27"/>
      <text:p text:style-name="P21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26T11:50:54.505994070</dc:date>
    <meta:editing-duration>PT6H8M41S</meta:editing-duration>
    <meta:editing-cycles>60</meta:editing-cycles>
    <meta:document-statistic meta:table-count="0" meta:image-count="0" meta:object-count="0" meta:page-count="20" meta:paragraph-count="539" meta:word-count="1604" meta:character-count="9617" meta:non-whitespace-character-count="8406"/>
  </office:meta>
</office:document-meta>
</file>